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scripts/>
  <office:font-face-decls>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svg:font-family="Courier, 'Courier New'" style:font-family-generic="modern"/>
    <style:font-face style:name="Courier New" svg:font-family="'Courier New'" style:font-family-generic="modern" style:font-pitch="fixed"/>
    <style:font-face style:name="SimSun" svg:font-family="SimSun" style:font-pitch="variable"/>
    <style:font-face style:name="Tahoma2" svg:font-family="Tahoma" style:font-pitch="variable"/>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_8868__683c_1" style:display-name="表格1" style:family="table">
      <style:table-properties style:width="15.258cm" fo:margin-left="0cm" fo:margin-right="-0.018cm" table:align="margins" style:writing-mode="lr-tb"/>
    </style:style>
    <style:style style:name="_8868__683c_1.A" style:display-name="表格1.A" style:family="table-column">
      <style:table-column-properties style:column-width="2.713cm" style:rel-column-width="11652*"/>
    </style:style>
    <style:style style:name="_8868__683c_1.B" style:display-name="表格1.B" style:family="table-column">
      <style:table-column-properties style:column-width="12.545cm" style:rel-column-width="53883*"/>
    </style:style>
    <style:style style:name="_8868__683c_1.1" style:display-name="表格1.1" style:family="table-row">
      <style:table-row-properties style:min-row-height="0.773cm"/>
    </style:style>
    <style:style style:name="_8868__683c_1.A1" style:display-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_8868__683c_1.B1" style:display-name="表格1.B1" style:family="table-cell">
      <style:table-cell-properties fo:background-color="#c0c0c0" fo:padding="0.097cm" fo:border="0.002cm solid #000000">
        <style:background-image/>
      </style:table-cell-properties>
    </style:style>
    <style:style style:name="_8868__683c_1.A2" style:display-name="表格1.A2" style:family="table-cell">
      <style:table-cell-properties fo:padding="0.097cm" fo:border-left="0.002cm solid #000000" fo:border-right="none" fo:border-top="none" fo:border-bottom="0.002cm solid #000000"/>
    </style:style>
    <style:style style:name="_8868__683c_1.B2" style:display-name="表格1.B2" style:family="table-cell">
      <style:table-cell-properties fo:padding="0.097cm" fo:border-left="0.002cm solid #000000" fo:border-right="0.002cm solid #000000" fo:border-top="none" fo:border-bottom="0.002cm solid #000000"/>
    </style:style>
    <style:style style:name="_8868__683c_1.B3.1" style:display-name="表格1.B3.1" style:family="table-column">
      <style:table-column-properties style:column-width="1.676cm" style:rel-column-width="7197*"/>
    </style:style>
    <style:style style:name="_8868__683c_1.B3.2" style:display-name="表格1.B3.2" style:family="table-column">
      <style:table-column-properties style:column-width="10.869cm" style:rel-column-width="46686*"/>
    </style:style>
    <style:style style:name="_8868__683c_1.A6" style:display-name="表格1.A6" style:family="table-cell">
      <style:table-cell-properties style:vertical-align="bottom" fo:padding="0.097cm" fo:border-left="0.002cm solid #000000" fo:border-right="none" fo:border-top="none" fo:border-bottom="0.002cm solid #000000"/>
    </style:style>
    <style:style style:name="_8868__683c_2" style:display-name="表格2" style:family="table">
      <style:table-properties style:width="15.24cm" table:align="margins" style:writing-mode="lr-tb"/>
    </style:style>
    <style:style style:name="_8868__683c_2.A" style:display-name="表格2.A" style:family="table-column">
      <style:table-column-properties style:column-width="2.686cm" style:rel-column-width="11552*"/>
    </style:style>
    <style:style style:name="_8868__683c_2.B" style:display-name="表格2.B" style:family="table-column">
      <style:table-column-properties style:column-width="12.554cm" style:rel-column-width="53983*"/>
    </style:style>
    <style:style style:name="_8868__683c_2.A1" style:display-name="表格2.A1" style:family="table-cell">
      <style:table-cell-properties fo:padding="0.097cm" fo:border-left="0.002cm solid #000000" fo:border-right="none" fo:border-top="0.002cm solid #000000" fo:border-bottom="0.002cm solid #000000"/>
    </style:style>
    <style:style style:name="_8868__683c_2.B1" style:display-name="表格2.B1" style:family="table-cell">
      <style:table-cell-properties fo:padding="0.097cm" fo:border="0.002cm solid #000000"/>
    </style:style>
    <style:style style:name="_8868__683c_2.A2" style:display-name="表格2.A2" style:family="table-cell">
      <style:table-cell-properties fo:padding="0.097cm" fo:border-left="0.002cm solid #000000" fo:border-right="none" fo:border-top="none" fo:border-bottom="0.002cm solid #000000"/>
    </style:style>
    <style:style style:name="_8868__683c_2.B2" style:display-name="表格2.B2" style:family="table-cell">
      <style:table-cell-properties fo:padding="0.097cm" fo:border-left="0.002cm solid #000000" fo:border-right="0.002cm solid #000000" fo:border-top="none" fo:border-bottom="0.002cm solid #000000"/>
    </style:style>
    <style:style style:name="P3" style:family="paragraph" style:parent-style-name="Default_20_Text" style:master-page-name="Standard">
      <style:paragraph-properties style:line-height-at-least="0.423cm" fo:text-align="end" style:justify-single-word="false" style:page-number="0"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4"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5"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none" fo:country="none" fo:font-weight="bold" style:language-asian="none" style:country-asian="none" style:font-weight-asian="bold" style:font-name-complex="Times New Roman" style:font-weight-complex="bold"/>
    </style:style>
    <style:style style:name="P6"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none" fo:country="none" fo:font-weight="bold" style:font-size-asian="14pt" style:language-asian="none" style:country-asian="none" style:font-weight-asian="bold" style:font-name-complex="Times New Roman" style:font-size-complex="14pt" style:font-weight-complex="bold"/>
    </style:style>
    <style:style style:name="P7"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none" fo:country="none" fo:font-weight="bold" style:language-asian="zh" style:country-asian="CN" style:font-weight-asian="bold" style:font-name-complex="Times New Roman" style:font-weight-complex="bold"/>
    </style:style>
    <style:style style:name="P8" style:family="paragraph" style:parent-style-name="Default_20_Text">
      <style:text-properties style:font-name="Times New Roman" style:font-name-complex="Times New Roman"/>
    </style:style>
    <style:style style:name="P9" style:family="paragraph" style:parent-style-name="Default_20_Text">
      <style:text-properties style:font-name="Times New Roman" style:language-asian="zh" style:country-asian="CN" style:font-name-complex="Times New Roman"/>
    </style:style>
    <style:style style:name="P10"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3" style:family="paragraph" style:parent-style-name="Contents_20_1">
      <style:paragraph-properties>
        <style:tab-stops>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4.817cm" style:type="right" style:leader-style="dotted" style:leader-text="."/>
        </style:tab-stops>
      </style:paragraph-properties>
    </style:style>
    <style:style style:name="P16"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7"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9" style:family="paragraph" style:parent-style-name="Default_20_Text">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21" style:family="paragraph" style:parent-style-name="Heading_20_1" style:list-style-name="L3">
      <style:paragraph-properties>
        <style:tab-stops>
          <style:tab-stop style:position="0.75cm"/>
        </style:tab-stops>
      </style:paragraph-properties>
      <style:text-properties fo:font-weight="bold"/>
    </style:style>
    <style:style style:name="P22" style:family="paragraph" style:parent-style-name="Heading_20_2" style:list-style-name="L3">
      <style:text-properties style:font-name="Times New Roman"/>
    </style:style>
    <style:style style:name="P23" style:family="paragraph" style:parent-style-name="Text_20_Body_20_Single">
      <style:text-properties style:font-name="Times New Roman" fo:font-size="12pt" fo:language="en" fo:country="US" style:language-asian="zh" style:country-asian="CN"/>
    </style:style>
    <style:style style:name="P24" style:family="paragraph" style:parent-style-name="Text_20_Body_20_Single" style:list-style-name="L4">
      <style:text-properties style:font-name="Times New Roman" fo:font-size="12pt" fo:language="en" fo:country="US" style:language-asian="zh" style:country-asian="CN"/>
    </style:style>
    <style:style style:name="P26" style:family="paragraph" style:parent-style-name="Text_20_Body_20_Single" style:list-style-name="L4">
      <style:text-properties fo:color="#000000" style:font-name="Times New Roman" fo:font-size="12pt" fo:language="en" fo:country="US" style:language-asian="zh" style:country-asian="CN"/>
    </style:style>
    <style:style style:name="P27" style:family="paragraph" style:parent-style-name="Code" style:list-style-name="L5">
      <style:paragraph-properties fo:orphans="2" fo:widows="2" fo:hyphenation-remain-char-count="0" fo:hyphenation-push-char-count="0"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8" style:family="paragraph" style:parent-style-name="Text_20_Body_20_Single" style:list-style-name="L4">
      <style:text-properties fo:color="#000000" style:font-name="Times New Roman" style:language-asian="zh" style:country-asian="CN"/>
    </style:style>
    <style:style style:name="P29" style:family="paragraph" style:parent-style-name="Code" style:list-style-name="L4"/>
    <style:style style:name="P32" style:family="paragraph" style:parent-style-name="Code" style:list-style-name="L5"/>
    <style:style style:name="P33" style:family="paragraph" style:parent-style-name="Text_20_Body_20_Single" style:list-style-name="L5" style:master-page-name="">
      <style:paragraph-properties fo:text-align="start" style:justify-single-word="false" fo:orphans="2" fo:widows="2" fo:hyphenation-remain-char-count="0" fo:hyphenation-push-char-count="0" fo:hyphenation-ladder-count="no-limit" style:page-number="0"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34" style:family="paragraph" style:parent-style-name="Text_20_Body_20_Single">
      <style:text-properties fo:color="#000000" style:font-name="Times New Roman" fo:font-size="12pt" fo:language="en" fo:country="US" fo:font-style="italic" style:language-asian="zh" style:country-asian="CN" style:font-style-asian="italic" style:font-style-complex="italic"/>
    </style:style>
    <style:style style:name="P36" style:family="paragraph" style:parent-style-name="Code" style:list-style-name="L5">
      <style:paragraph-properties fo:margin-left="0cm" fo:margin-right="0cm" fo:orphans="2" fo:widows="2" fo:hyphenation-remain-char-count="0" fo:hyphenation-push-char-count="0"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Code" style:list-style-name="L5">
      <style:paragraph-properties fo:margin-left="0cm" fo:margin-right="0cm" fo:orphans="2" fo:widows="2" fo:hyphenation-remain-char-count="0" fo:hyphenation-push-char-count="0"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39" style:family="paragraph" style:parent-style-name="Code" style:list-style-name="L5">
      <style:paragraph-properties fo:orphans="2" fo:widows="2" fo:hyphenation-remain-char-count="0" fo:hyphenation-push-char-count="0"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40" style:family="paragraph" style:parent-style-name="Code" style:list-style-name="L5">
      <style:paragraph-properties fo:margin-left="0cm" fo:margin-right="0cm" fo:orphans="2" fo:widows="2" fo:hyphenation-remain-char-count="0" fo:hyphenation-push-char-count="0"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41" style:family="paragraph" style:parent-style-name="Code" style:list-style-name="L5">
      <style:paragraph-properties fo:orphans="2" fo:widows="2" fo:hyphenation-remain-char-count="0" fo:hyphenation-push-char-count="0" fo:hyphenation-ladder-count="no-limit" style:punctuation-wrap="simple" style:writing-mode="lr-tb"/>
      <style:text-properties style:use-window-font-color="true" fo:language="en" fo:country="US" fo:hyphenate="false" fo:hyphenation-remain-char-count="2" fo:hyphenation-push-char-count="2"/>
    </style:style>
    <style:style style:name="P42" style:family="paragraph" style:parent-style-name="Text_20_Body_20_Single" style:list-style-name="L4">
      <style:text-properties fo:color="#000000" style:font-name="Times New Roman" fo:font-size="12pt" fo:language="en" fo:country="US" fo:font-style="normal" style:language-asian="zh" style:country-asian="CN" style:font-style-asian="normal" style:font-style-complex="normal"/>
    </style:style>
    <style:style style:name="P43" style:family="paragraph" style:parent-style-name="Code" style:list-style-name="L5" style:master-page-name="">
      <style:paragraph-properties fo:margin-left="0cm" fo:margin-right="0cm" fo:orphans="2" fo:widows="2" fo:hyphenation-remain-char-count="0" fo:hyphenation-push-char-count="0" fo:hyphenation-ladder-count="no-limit" fo:text-indent="0cm" style:auto-text-indent="false" style:page-number="0" fo:background-color="transparent" style:shadow="none" style:punctuation-wrap="simple" style:writing-mode="lr-tb">
        <style:background-image/>
      </style:paragraph-properties>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44" style:family="paragraph" style:parent-style-name="Text_20_Body_20_Single" style:list-style-name="L4" style:master-page-name="">
      <style:paragraph-properties fo:text-align="start" style:justify-single-word="false" fo:orphans="2" fo:widows="2" fo:hyphenation-remain-char-count="0" fo:hyphenation-push-char-count="0" fo:hyphenation-ladder-count="no-limit" style:page-number="0"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45" style:family="paragraph" style:parent-style-name="Text_20_Body_20_Single" style:list-style-name="L4">
      <style:paragraph-properties fo:text-align="start" style:justify-single-word="false" fo:orphans="2" fo:widows="2" fo:hyphenation-remain-char-count="0" fo:hyphenation-push-char-count="0" fo:hyphenation-ladder-count="no-limit" fo:background-color="transparent" style:shadow="none" style:punctuation-wrap="simple" style:writing-mode="lr-tb">
        <style:background-image/>
      </style:paragraph-properties>
      <style:text-properties fo:hyphenate="false"/>
    </style:style>
    <style:style style:name="P50" style:family="paragraph" style:parent-style-name="Text_20_Body_20_Single">
      <style:text-properties fo:font-size="10.5pt" fo:language="es" fo:country="ES" fo:font-style="italic"/>
    </style:style>
    <style:style style:name="P51" style:family="paragraph" style:parent-style-name="Text_20_Body_20_Single">
      <style:text-properties fo:font-size="10.5pt" fo:language="en" fo:country="US" fo:font-style="italic"/>
    </style:style>
    <style:style style:name="P52" style:family="paragraph" style:parent-style-name="Text_20_Body_20_Single">
      <style:text-properties style:font-name="Times New Roman2" fo:font-size="10.5pt" fo:language="en" fo:country="US" fo:font-style="italic"/>
    </style:style>
    <style:style style:name="P54" style:family="paragraph" style:parent-style-name="Table_20_Contents">
      <style:text-properties fo:font-weight="bold" style:font-weight-asian="bold" style:font-weight-complex="bold"/>
    </style:style>
    <style:style style:name="P55" style:family="paragraph" style:parent-style-name="Text_20_Body_20_Single">
      <style:text-properties fo:color="#000000" style:font-name="Times New Roman2" fo:font-size="10.5pt" fo:language="es" fo:country="ES" fo:font-style="italic" style:language-asian="zh" style:country-asian="CN" style:font-style-asian="italic" style:font-style-complex="italic"/>
    </style:style>
    <style:style style:name="P56" style:family="paragraph" style:parent-style-name="Text_20_Body_20_Single" style:list-style-name="L4">
      <style:paragraph-properties fo:text-align="start" style:justify-single-word="false" fo:orphans="2" fo:widows="2" fo:hyphenation-remain-char-count="0" fo:hyphenation-push-char-count="0"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57" style:family="paragraph" style:parent-style-name="Table_20_Contents">
      <style:paragraph-properties fo:text-align="start" style:justify-single-word="false" fo:orphans="2" fo:widows="2" fo:hyphenation-remain-char-count="0" fo:hyphenation-push-char-count="0" fo:hyphenation-ladder-count="no-limit" style:punctuation-wrap="simple" style:writing-mode="lr-tb"/>
      <style:text-properties fo:hyphenate="false"/>
    </style:style>
    <style:style style:name="P60" style:family="paragraph" style:parent-style-name="Text_20_Body_20_Single">
      <style:paragraph-properties fo:text-align="start" style:justify-single-word="false" fo:orphans="2" fo:widows="2" fo:hyphenation-remain-char-count="0" fo:hyphenation-push-char-count="0" fo:hyphenation-ladder-count="no-limit" style:punctuation-wrap="simple" style:writing-mode="lr-tb"/>
      <style:text-properties fo:hyphenate="false"/>
    </style:style>
    <style:style style:name="P62" style:family="paragraph" style:parent-style-name="Text_20_Body_20_Single">
      <style:paragraph-properties fo:text-align="start" style:justify-single-word="false" fo:orphans="2" fo:widows="2" fo:hyphenation-remain-char-count="0" fo:hyphenation-push-char-count="0" fo:hyphenation-ladder-count="no-limit" style:punctuation-wrap="simple" style:writing-mode="lr-tb"/>
      <style:text-properties style:use-window-font-color="true" style:font-name="Times New Roman2"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4" style:family="paragraph" style:parent-style-name="Code" style:list-style-name="L6"/>
    <style:style style:name="P66" style:family="paragraph" style:parent-style-name="Code" style:list-style-name="L5">
      <style:paragraph-properties fo:margin-left="0cm" fo:margin-right="0cm" fo:orphans="2" fo:widows="2" fo:hyphenation-remain-char-count="0" fo:hyphenation-push-char-count="0"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67" style:family="paragraph" style:parent-style-name="Text_20_Body_20_Single">
      <style:text-properties fo:color="#000000" style:font-name="Times New Roman" fo:font-size="12pt" fo:language="en" fo:country="US" style:language-asian="zh" style:country-asian="CN"/>
    </style:style>
    <style:style style:name="P68" style:family="paragraph" style:parent-style-name="Text_20_Body_20_Single">
      <style:text-properties fo:color="#000000" style:font-name="Times New Roman" fo:font-size="12pt" fo:language="en" fo:country="US"/>
    </style:style>
    <style:style style:name="P70" style:family="paragraph" style:parent-style-name="Code" style:list-style-name="L5">
      <style:paragraph-properties fo:orphans="2" fo:widows="2" fo:hyphenation-remain-char-count="0" fo:hyphenation-push-char-count="0"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1" style:family="paragraph" style:parent-style-name="Code">
      <style:paragraph-properties fo:orphans="2" fo:widows="2" fo:hyphenation-remain-char-count="0" fo:hyphenation-push-char-count="0"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2" style:family="paragraph" style:parent-style-name="Heading_20_2" style:list-style-name="L3">
      <style:paragraph-properties fo:orphans="2" fo:widows="2" fo:hyphenation-remain-char-count="0" fo:hyphenation-push-char-count="0"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73" style:family="paragraph" style:parent-style-name="Heading_20_3" style:list-style-name="L3" style:master-page-name="">
      <style:paragraph-properties fo:text-align="start" style:justify-single-word="false" fo:orphans="2" fo:widows="2" fo:hyphenation-remain-char-count="0" fo:hyphenation-push-char-count="0" fo:hyphenation-ladder-count="no-limit" style:page-number="0" fo:background-color="transparent" style:shadow="none" style:punctuation-wrap="simple" style:writing-mode="lr-tb">
        <style:background-image/>
      </style:paragraph-properties>
      <style:text-properties fo:color="#000000" fo:font-size="12pt" fo:language="en" fo:country="US" fo:font-style="normal" fo:font-weight="normal"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74" style:family="paragraph" style:parent-style-name="Default_20_Text">
      <style:paragraph-properties fo:orphans="2" fo:widows="2" fo:hyphenation-remain-char-count="0" fo:hyphenation-push-char-count="0"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6" style:family="paragraph" style:parent-style-name="Code" style:list-style-name="L5">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78" style:family="paragraph" style:parent-style-name="Default_20_Text">
      <style:paragraph-properties fo:orphans="2" fo:widows="2" fo:hyphenation-remain-char-count="0" fo:hyphenation-push-char-count="0"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79" style:family="paragraph" style:parent-style-name="Code">
      <style:text-properties fo:font-weight="normal" style:font-weight-asian="normal" style:font-weight-complex="normal"/>
    </style:style>
    <style:style style:name="P80" style:family="paragraph" style:parent-style-name="Heading_20_3" style:list-style-name="L3">
      <style:paragraph-properties fo:margin-left="0cm" fo:margin-right="0cm" fo:orphans="2" fo:widows="2" fo:hyphenation-remain-char-count="0" fo:hyphenation-push-char-count="0" fo:hyphenation-ladder-count="no-limit" fo:text-indent="0cm" style:auto-text-indent="false"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81" style:family="paragraph" style:parent-style-name="Text_20_Body_20_Single" style:list-style-name="L7">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2" style:family="paragraph" style:parent-style-name="Code" style:list-style-name="L7">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83" style:family="paragraph" style:parent-style-name="Code" style:list-style-name="L7">
      <style:paragraph-properties fo:orphans="2" fo:widows="2" fo:hyphenation-remain-char-count="0" fo:hyphenation-push-char-count="0"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P84" style:family="paragraph" style:parent-style-name="Text_20_Body_20_Single" style:list-style-name="L7">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5" style:family="paragraph" style:parent-style-name="Text_20_Body_20_Single" style:list-style-name="L7">
      <style:text-properties fo:color="#000000" style:font-name="Times New Roman" fo:font-style="normal" fo:font-weight="normal" style:font-style-asian="normal" style:font-weight-asian="normal" style:font-style-complex="normal" style:font-weight-complex="normal"/>
    </style:style>
    <style:style style:name="P86" style:family="paragraph" style:parent-style-name="Code" style:list-style-name="L7"/>
    <style:style style:name="P87" style:family="paragraph" style:parent-style-name="Code" style:list-style-name="L7" style:master-page-name="">
      <style:paragraph-properties fo:orphans="2" fo:widows="2" fo:hyphenation-remain-char-count="0" fo:hyphenation-push-char-count="0" fo:hyphenation-ladder-count="no-limit" style:page-number="0"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88" style:family="paragraph" style:parent-style-name="Text_20_Body_20_Single" style:list-style-name="L7">
      <style:text-properties fo:color="#000000" style:font-name="Times New Roman" fo:font-style="normal" style:font-style-asian="normal" style:font-style-complex="normal"/>
    </style:style>
    <style:style style:name="P92" style:family="paragraph" style:parent-style-name="Code">
      <style:text-properties fo:font-size="12pt" fo:language="en" fo:country="US" style:font-size-asian="12pt" style:language-asian="zh" style:country-asian="CN" style:font-size-complex="12pt"/>
    </style:style>
    <style:style style:name="P96" style:family="paragraph" style:parent-style-name="Code">
      <style:text-properties fo:font-size="12pt" style:font-name-asian="Times New Roman" style:font-size-asian="12pt" style:language-asian="zh" style:country-asian="CN" style:font-size-complex="12pt"/>
    </style:style>
    <style:style style:name="P97" style:family="paragraph" style:parent-style-name="Heading_20_1" style:list-style-name="L3">
      <style:paragraph-properties>
        <style:tab-stops>
          <style:tab-stop style:position="0.75cm"/>
        </style:tab-stops>
      </style:paragraph-properties>
    </style:style>
    <style:style style:name="P98" style:family="paragraph" style:parent-style-name="Heading_20_2" style:list-style-name="L3">
      <style:paragraph-properties fo:orphans="2" fo:widows="2" fo:hyphenation-remain-char-count="0" fo:hyphenation-push-char-count="0"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99" style:family="paragraph" style:parent-style-name="Default_20_Text">
      <style:paragraph-properties fo:orphans="2" fo:widows="2" fo:hyphenation-remain-char-count="0" fo:hyphenation-push-char-count="0"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101"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102"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103" style:family="paragraph" style:parent-style-name="Text_20_Body_20_Single">
      <style:text-properties style:font-name="Times New Roman" fo:font-size="10.5pt" style:font-name-asian="Times New Roman" style:font-size-asian="10.5pt" style:font-size-complex="10.5pt"/>
    </style:style>
    <style:style style:name="P105"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08"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09"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110"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112"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13" style:family="paragraph" style:parent-style-name="Text_20_Body_20_Single">
      <style:paragraph-properties fo:margin-left="2.469cm" fo:margin-right="0cm" fo:orphans="2" fo:widows="2" fo:hyphenation-remain-char-count="0" fo:hyphenation-push-char-count="0"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114" style:family="paragraph" style:parent-style-name="Heading_20_3" style:list-style-name="L3" style:master-page-name="">
      <style:paragraph-properties fo:text-align="start" style:justify-single-word="false" fo:orphans="2" fo:widows="2" fo:hyphenation-remain-char-count="0" fo:hyphenation-push-char-count="0" fo:hyphenation-ladder-count="no-limit" style:page-number="0" fo:background-color="transparent" style:shadow="none" style:punctuation-wrap="simple" style:writing-mode="lr-tb">
        <style:background-image/>
      </style:paragraph-properties>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5" style:family="paragraph" style:parent-style-name="Default_20_Text">
      <style:paragraph-properties fo:orphans="2" fo:widows="2" fo:hyphenation-remain-char-count="0" fo:hyphenation-push-char-count="0"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116"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117" style:family="paragraph" style:parent-style-name="Heading_20_2" style:list-style-name="L3"/>
    <style:style style:name="P118"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21"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122"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123"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124" style:family="paragraph" style:parent-style-name="Text_20_Body_20_Single">
      <style:text-properties style:font-name="Times New Roman" fo:font-size="12pt" style:font-name-asian="Times New Roman" style:font-size-asian="12pt" style:font-size-complex="12pt"/>
    </style:style>
    <style:style style:name="P125"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26" style:family="paragraph" style:parent-style-name="Text_20_Body_20_Single">
      <style:paragraph-properties fo:margin-left="0cm" fo:margin-right="0cm" fo:text-indent="0cm" style:auto-text-indent="false"/>
      <style:text-properties style:font-name="Times New Roman" fo:font-size="12pt" fo:font-weight="normal" style:font-name-asian="Times New Roman" style:font-size-asian="12pt" style:font-weight-asian="normal" style:font-size-complex="12pt" style:font-weight-complex="normal"/>
    </style:style>
    <style:style style:name="P127"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0" style:family="text">
      <style:text-properties fo:color="#000000" fo:font-size="12pt" fo:font-style="normal" fo:font-weight="normal" style:font-name-asian="Times New Roman" style:font-size-asian="12pt" style:font-style-asian="normal" style:font-weight-asian="normal" style:font-size-complex="12pt" style:language-complex="ar" style:country-complex="SA" style:font-style-complex="normal" style:font-weight-complex="normal"/>
    </style:style>
    <style:style style:name="T25" style:family="text">
      <style:text-properties fo:color="#000000"/>
    </style:style>
    <style:style style:name="T30" style:family="text">
      <style:text-properties style:use-window-font-color="true" fo:language="en" fo:country="US" style:font-name-asian="宋体1" style:font-name-complex="Calibri" style:language-complex="en" style:country-complex="US"/>
    </style:style>
    <style:style style:name="T31" style:family="text">
      <style:text-properties fo:font-size="12pt" fo:language="en" fo:country="US"/>
    </style:style>
    <style:style style:name="T35" style:family="text">
      <style:text-properties fo:font-weight="normal" style:font-weight-asian="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46" style:family="text">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style:style>
    <style:style style:name="T47" style:family="text">
      <style:text-properties style:font-name="Times New Roman2" fo:font-size="12pt" fo:language="en" fo:country="US" fo:font-weight="bold"/>
    </style:style>
    <style:style style:name="T48" style:family="text">
      <style:text-properties fo:font-weight="bold" style:font-weight-asian="bold" style:font-weight-complex="bold"/>
    </style:style>
    <style:style style:name="T49" style:family="text">
      <style:text-properties style:font-name="Times New Roman2" fo:font-size="10.5pt" fo:language="es" fo:country="ES" fo:font-style="italic"/>
    </style:style>
    <style:style style:name="T53" style:family="text">
      <style:text-properties style:font-name="Times New Roman2" fo:font-size="10.5pt" fo:language="en" fo:country="US" fo:font-style="italic"/>
    </style:style>
    <style:style style:name="T58" style:family="text">
      <style:text-properties style:use-window-font-color="true" style:font-name="Times New Roman2" fo:font-size="12pt" fo:language="en" fo:country="US" fo:font-weight="bold" style:font-name-asian="宋体1" style:font-size-asian="12pt" style:font-name-complex="Calibri" style:font-size-complex="12pt" style:language-complex="en" style:country-complex="US"/>
    </style:style>
    <style:style style:name="T59" style:family="text">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style:style>
    <style:style style:name="T61" style:family="text">
      <style:text-properties style:use-window-font-color="true" style:font-name="Times New Roman2" fo:font-size="10.5pt" fo:language="en" fo:country="US" fo:font-style="italic" style:font-name-asian="宋体1" style:font-size-asian="12pt" style:font-name-complex="Calibri" style:font-size-complex="12pt" style:language-complex="en" style:country-complex="US"/>
    </style:style>
    <style:style style:name="T63" style:family="text">
      <style:text-properties style:font-name="Times New Roman" fo:font-size="12pt" fo:language="en" fo:country="US"/>
    </style:style>
    <style:style style:name="T65" style:family="text">
      <style:text-properties fo:font-style="normal" style:font-style-asian="normal" style:font-style-complex="normal"/>
    </style:style>
    <style:style style:name="T69" style:family="text">
      <style:text-properties style:language-asian="zh" style:country-asian="CN"/>
    </style:style>
    <style:style style:name="T77" style:family="text">
      <style:text-properties style:font-name="Times New Roman" style:font-name-asian="Times New Roman"/>
    </style:style>
    <style:style style:name="T89" style:family="text">
      <style:text-properties fo:font-size="12pt" fo:language="en" fo:country="US" style:font-size-asian="12pt" style:font-size-complex="12pt"/>
    </style:style>
    <style:style style:name="T90" style:family="text">
      <style:text-properties fo:font-size="12pt" fo:language="en" fo:country="US" style:font-size-asian="12pt" style:language-asian="zh" style:country-asian="CN" style:font-size-complex="12pt"/>
    </style:style>
    <style:style style:name="T91" style:family="text">
      <style:text-properties fo:font-size="12pt" fo:language="en" fo:country="US" fo:font-weight="normal" style:font-size-asian="12pt" style:language-asian="zh" style:country-asian="CN" style:font-weight-asian="normal" style:font-size-complex="12pt" style:font-weight-complex="normal"/>
    </style:style>
    <style:style style:name="T93" style:family="text">
      <style:text-properties fo:font-size="12pt" style:font-name-asian="Times New Roman" style:font-size-asian="12pt" style:language-asian="zh" style:country-asian="CN" style:font-size-complex="12pt"/>
    </style:style>
    <style:style style:name="T94" style:family="text">
      <style:text-properties fo:font-size="12pt" fo:font-weight="normal" style:font-name-asian="Times New Roman" style:font-size-asian="12pt" style:language-asian="zh" style:country-asian="CN" style:font-weight-asian="normal" style:font-size-complex="12pt" style:font-weight-complex="normal"/>
    </style:style>
    <style:style style:name="T95" style:family="text">
      <style:text-properties fo:font-size="12pt" fo:language="en" fo:country="US" style:font-name-asian="Times New Roman" style:font-size-asian="12pt" style:language-asian="zh" style:country-asian="CN" style:font-size-complex="12pt"/>
    </style:style>
    <style:style style:name="T100" style:family="text">
      <style:text-properties fo:font-weight="normal" style:language-asian="zh" style:country-asian="CN" style:font-weight-asian="normal" style:font-weight-complex="normal"/>
    </style:style>
    <style:style style:name="T104" style:family="text">
      <style:text-properties fo:language="en" fo:country="US" fo:font-weight="bold"/>
    </style:style>
    <style:style style:name="T106" style:family="text">
      <style:text-properties fo:language="pt" fo:country="BR" fo:font-weight="bold"/>
    </style:style>
    <style:style style:name="T107" style:family="text">
      <style:text-properties fo:language="pt" fo:country="BR" fo:font-weight="bold" style:language-asian="zh" style:country-asian="CN"/>
    </style:style>
    <style:style style:name="T111" style:family="text">
      <style:text-properties fo:font-weight="bold"/>
    </style:style>
    <style:style style:name="T119" style:family="text">
      <style:text-properties fo:font-style="normal" style:font-name-asian="Times New Roman" style:font-style-asian="normal" style:font-style-complex="normal"/>
    </style:style>
    <style:style style:name="T120" style:family="text">
      <style:text-properties fo:font-style="normal" style:font-name-asian="Times New Roman" style:language-asian="zh" style:country-asian="CN" style:font-style-asian="normal" style:font-style-complex="normal"/>
    </style:style>
    <style:style style:name="Sect11" style:family="section">
      <style:section-properties fo:background-color="#cccccc">
        <style:columns fo:column-count="0" fo:column-gap="0cm"/>
        <style:background-image/>
      </style:section-properties>
    </style:style>
    <style:style style:name="Sect12" style:family="section">
      <style:section-properties style:editable="false">
        <style:columns fo:column-count="0" fo:column-gap="0cm"/>
      </style:section-properties>
    </style:style>
    <style:style style:name="Sect15" style:family="section">
      <style:section-properties style:writing-mode="lr-tb" style:editable="false">
        <style:columns fo:column-count="0" fo:column-gap="0cm"/>
        <text:notes-configuration text:note-class="footnote"/>
      </style:section-properties>
    </style:style>
    <style:style style:name="Sect18" style:family="section">
      <style:section-properties text:dont-balance-text-columns="true" style:writing-mode="lr-tb" style:editable="false">
        <style:columns fo:column-count="0" fo:column-gap="0cm"/>
        <text:notes-configuration text:note-class="footnote"/>
      </style:section-properties>
    </style:style>
    <text:list-style style:name="L3">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4">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4"/>
      <text:p text:style-name="P4">xCAT 2 InfiniBand Support <text:s/></text:p>
      <text:p text:style-name="P5"/>
      <text:p text:style-name="P6"/>
      <text:p text:style-name="P7"/>
      <text:p text:style-name="P7">Date: 04/02/2009 <text:s text:c="11"/></text:p>
      <text:p text:style-name="P8"/>
      <text:p text:style-name="P9"/>
      <text:p text:style-name="P9"/>
      <text:p text:style-name="P8"/>
      <text:p text:style-name="P8"/>
      <text:p text:style-name="P8"/>
      <text:p text:style-name="P8"/>
      <text:p text:style-name="P10">Contents</text:p>
      <text:table-of-content text:style-name="Sect11" text:protected="true" text:name="内容目录1">
        <text:table-of-content-source text:outline-level="9">
          <text:index-title-template text:style-name="Contents_5f_20_5f_Heading">Table of Contents</text:index-title-template>
          <text:table-of-content-entry-template text:outline-level="1" text:style-name="Contents_5f_20_5f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5f_20_5f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5f_20_5f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5f_20_5f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5f_20_5f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5f_20_5f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5f_20_5f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5f_20_5f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5f_20_5f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5f_20_5f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12" text:name="内容目录1_Head">
            <text:p text:style-name="Contents_20_Heading">Table of Contents</text:p>
          </text:index-title>
          <text:p text:style-name="P13" text:id="toc-1"><text:a xlink:type="simple" xlink:href="#1.Setup IB support in xCAT |outline">1. Setup IB support in xCAT <text:tab/>2</text:a></text:p>
          <text:p text:style-name="P14" text:id="toc-1"><text:a xlink:type="simple" xlink:href="#1.1.IB Configuration|outline">1.1. IB Configuration<text:tab/>2</text:a></text:p>
          <text:p text:style-name="P14" text:id="toc-1"><text:a xlink:type="simple" xlink:href="#1.2.xdsh support for IB Devices|outline">1.2. xdsh support for IB Devices<text:tab/>8</text:a></text:p>
          <text:p text:style-name="P13" text:id="toc-1"><text:a xlink:type="simple" xlink:href="#2.Sample Scripts|outline">2. Sample Scripts<text:tab/>10</text:a></text:p>
          <text:p text:style-name="P14" text:id="toc-1"><text:a xlink:type="simple" xlink:href="#2.1.Annotatelog|outline">2.1. Annotatelog<text:tab/>10</text:a></text:p>
          <text:p text:style-name="P14" text:id="toc-1"><text:a xlink:type="simple" xlink:href="#2.2.getGuids |outline">2.2. getGuids <text:tab/>11</text:a></text:p>
        </text:index-body>
      </text:table-of-content>
      <text:section text:style-name="Sect15" text:name="区域2">
        <text:p text:style-name="P16"/>
        <text:p text:style-name="P17"/>
      </text:section>
      <text:section text:style-name="Sect18" text:name="区域3">
        <text:p text:style-name="P19"><text:span text:style-name="T20"/></text:p>
        <text:list text:style-name="L3">
          <text:list-item>
            <text:h text:style-name="P21" text:outline-level="1">Setup IB support in xCAT </text:h>
            <text:list>
              <text:list-item>
                <text:h text:style-name="P22" text:outline-level="2">IB Configuration</text:h>
              </text:list-item>
            </text:list>
          </text:list-item>
        </text:list>
        <text:p text:style-name="P23">XCAT provides <text:s/>one sample postscript configiba to config IB secondary adapter. <text:s/>This script can run on AIX and Linux managed nodes both.</text:p>
        <text:p text:style-name="P23">The script configiba is stored in /opt/xcat/share/xcat/ib/scripts, so the user needs to manually copy <text:s/>configiba to /install/postscript. <text:s/>You can <text:s/>configure IB adapters <text:s/>either during node installation use the updatenode command <text:s/>after node installation. </text:p>
        <text:p text:style-name="P23">To use this script, <text:s/>setup DNS for the new adapters: </text:p>
        <text:h text:style-name="Heading_20_3" text:outline-level="3"><text:s/>Modify the /etc/hosts</text:h>
        <text:list text:style-name="L4">
          <text:list-header>
            <text:p text:style-name="P24">The IP address entries for IB interfaces in /etc/hosts on xCAT managed nodes should have the node short hostname and the unique IB interface name in them. <text:s/>The format should be &lt;ip_address_for_this_ib_interface node_short_hostname-i<text:span text:style-name="T25">b_interfacename&gt;.</text:span></text:p>
            <text:p text:style-name="P26">For example:</text:p>
          </text:list-header>
        </text:list>
        <text:list text:style-name="L5">
          <text:list-header>
            <text:p text:style-name="P27">xcat01 is the node short hostname, xcat01-ib0, xcat01-ib1, xcat01-ib2, etc. are the IP names for the IB interfaces on xcat01.</text:p>
          </text:list-header>
        </text:list>
        <text:list text:style-name="L4" text:continue-numbering="true">
          <text:list-header>
            <text:p text:style-name="P28">In /etc/hosts,</text:p>
            <text:p text:style-name="P29">192.168.0.21 <text:s text:c="3"/><text:span text:style-name="T30">xcat01</text:span>-ib0</text:p>
            <text:p text:style-name="P29">192.168.0.22 <text:s text:c="3"/><text:span text:style-name="T30">xcat01</text:span>-ib1</text:p>
          </text:list-header>
        </text:list>
        <text:h text:style-name="Heading_20_3" text:outline-level="3">Up<text:span text:style-name="T31">date networks table with IB sub-network</text:span></text:h>
        <text:list text:style-name="L4" text:continue-numbering="true">
          <text:list-header>
            <text:p text:style-name="P26">For example:</text:p>
          </text:list-header>
        </text:list>
        <text:list text:style-name="L5" text:continue-numbering="true">
          <text:list-header>
            <text:p text:style-name="P32">chtab net=192.168.0.0 networks.netname=ib0 networks.mask=255.255.0.0 networks.mgtifname=ib</text:p>
            <text:p text:style-name="P27"/>
            <text:p text:style-name="P33">Note: Attributes gateway, dhcpserver, tftpserver, and nameservers in networks table are not necessary to assign, since the xCAT management work is still running on ethernet.</text:p>
          </text:list-header>
        </text:list>
        <text:p text:style-name="P34"><text:span text:style-name="T35">Warning</text:span>: If there is an item in the networks table including the IB IP address, we needn't updating the networks table again.</text:p>
        <text:h text:style-name="Heading_20_3" text:outline-level="3">Use rsh [Only for AIX]</text:h>
        <text:list text:style-name="L4" text:continue-numbering="true">
          <text:list-header>
            <text:p text:style-name="P26">On AIX, change the default connection between management nodes and compute nodes from ssh to rsh:</text:p>
          </text:list-header>
        </text:list>
        <text:list text:style-name="L5" text:continue-numbering="true">
          <text:list-header>
            <text:p text:style-name="P36">chtab key=useSSHonAIX site.key=no</text:p>
          </text:list-header>
        </text:list>
        <text:list text:style-name="L4" text:continue-numbering="true">
          <text:list-header>
            <text:p text:style-name="P26"/>
          </text:list-header>
        </text:list>
        <text:h text:style-name="Heading_20_3" text:outline-level="3"><text:s/>Update /etc/resolv.conf</text:h>
        <text:list text:style-name="L4" text:continue-numbering="true">
          <text:list-header>
            <text:p text:style-name="P26">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37">/etc/resolv.conf on compute node or use rcp to copy resolv.conf from management node to the compute node. For example:</text:span></text:p>
          </text:list-header>
        </text:list>
        <text:list text:style-name="L5" text:continue-numbering="true">
          <text:list-header>
            <text:p text:style-name="P38"><text:s text:c="3"/>nameserver 192.168.0.13</text:p>
            <text:p text:style-name="P39">nameserver 9.114.1.1</text:p>
            <text:p text:style-name="P39">domain ppd.pok.ibm.com</text:p>
            <text:p text:style-name="P39">search ppd.pok.ibm.com</text:p>
            <text:p text:style-name="P39"/>
            <text:p text:style-name="P40">Note: 192.168.0.13 is the name server address which provide the IP addresses for IB interfaces on compute nodes.</text:p>
          </text:list-header>
        </text:list>
        <text:h text:style-name="Heading_20_3" text:outline-level="3"><text:s/>Add the entries in the /etc/hosts into DNS and restart the DNS</text:h>
        <text:list text:style-name="L4" text:continue-numbering="true">
          <text:list-header>
            <text:p text:style-name="P26">Following is an example of /etc/hosts</text:p>
          </text:list-header>
        </text:list>
        <text:list text:style-name="L5" text:continue-numbering="true">
          <text:list-header>
            <text:p text:style-name="P41">192.168.0.21 <text:s text:c="7"/>xcat01-ib0</text:p>
            <text:p text:style-name="P27">192.168.0.22 <text:s text:c="7"/>xcat01-ib1</text:p>
            <text:p text:style-name="P27"/>
          </text:list-header>
        </text:list>
        <text:list text:style-name="L4" text:continue-numbering="true">
          <text:list-header>
            <text:p text:style-name="P42">For Linux Management Nodes:</text:p>
          </text:list-header>
        </text:list>
        <text:list text:style-name="L5" text:continue-numbering="true">
          <text:list-header>
            <text:p text:style-name="P36">makedns</text:p>
            <text:p text:style-name="P36">service named restart</text:p>
            <text:p text:style-name="P36"/>
          </text:list-header>
        </text:list>
        <text:list text:style-name="L4" text:continue-numbering="true">
          <text:list-header>
            <text:p text:style-name="P42">For AIX Management Nodes:</text:p>
          </text:list-header>
        </text:list>
        <text:list text:style-name="L5" text:continue-numbering="true">
          <text:list-header>
            <text:p text:style-name="P36">makedns</text:p>
            <text:p text:style-name="P36">stopsrc -s named </text:p>
            <text:p text:style-name="P36">startsrc -s named</text:p>
            <text:p text:style-name="P36">lssrc -s named </text:p>
            <text:p text:style-name="P36"/>
            <text:p text:style-name="P43">Node: Make sure the state of named is active.</text:p>
          </text:list-header>
        </text:list>
        <text:h text:style-name="Heading_20_3" text:outline-level="3"><text:s/>Check the IB network</text:h>
        <text:list text:style-name="L4" text:continue-numbering="true">
          <text:list-header>
            <text:p text:style-name="P26">Check if DNS for the IB network has been setup successfully</text:p>
          </text:list-header>
        </text:list>
        <text:list text:style-name="L5" text:continue-numbering="true">
          <text:list-header>
            <text:p text:style-name="P36">nslookup xcat01-ib0</text:p>
            <text:p text:style-name="P36">nslookup xcat01-ib1</text:p>
          </text:list-header>
        </text:list>
        <text:h text:style-name="Heading_20_3" text:outline-level="3">Prepare for IB <text:s/>drivers/libraries</text:h>
        <text:list text:style-name="L4" text:continue-numbering="true">
          <text:list-header>
            <text:p text:style-name="P44">For AIX, the IB drivers/libraries have been installed in the system. So this step is only for RHEL and SLES.</text:p>
            <text:p text:style-name="P45"><text:span text:style-name="T46">The required packages for RHEL and SLES have been listed in the below table. <text:s/></text:span></text:p>
          </text:list-header>
        </text:list>
        <table:table table:name="表格1" table:style-name="_8868__683c_1">
          <table:table-column table:style-name="_8868__683c_1.A"/>
          <table:table-column table:style-name="_8868__683c_1.B"/>
          <table:table-row table:style-name="_8868__683c_1.1">
            <table:table-cell table:style-name="_8868__683c_1.A1" office:value-type="string">
              <text:p text:style-name="Table_20_Contents"><text:span text:style-name="T47">Driver/Library</text:span> </text:p>
            </table:table-cell>
            <table:table-cell table:style-name="_8868__683c_1.B1" office:value-type="string">
              <text:p text:style-name="Table_20_Contents">Corresponding rpms in RHEL5.3</text:p>
            </table:table-cell>
          </table:table-row>
          <table:table-row>
            <table:table-cell table:style-name="_8868__683c_1.A2" office:value-type="string">
              <text:p text:style-name="Table_20_Contents"><text:span text:style-name="T48">openib</text:span></text:p>
            </table:table-cell>
            <table:table-cell table:style-name="_8868__683c_1.B2" office:value-type="string">
              <text:p text:style-name="Table_20_Contents"><text:span text:style-name="T49">openib-*.</text:span> <text:span text:style-name="T49">el5.noarch.rpm</text:span> </text:p>
            </table:table-cell>
          </table:table-row>
          <table:table-row>
            <table:table-cell table:style-name="_8868__683c_1.A2" office:value-type="string">
              <text:p text:style-name="Table_20_Contents"><text:span text:style-name="T48">libib</text:span></text:p>
            </table:table-cell>
            <table:table-cell>
              <table:table table:is-sub-table="true">
                <table:table-column table:style-name="_8868__683c_1.B3.1"/>
                <table:table-column table:style-name="_8868__683c_1.B3.2"/>
                <table:table-row>
                  <table:table-cell table:style-name="_8868__683c_1.A2" office:value-type="string">
                    <text:p text:style-name="Table_20_Contents"><text:span text:style-name="T48">32bit</text:span></text:p>
                  </table:table-cell>
                  <table:table-cell table:style-name="_8868__683c_1.B2" office:value-type="string">
                    <text:p text:style-name="P50">libibcm-*.el5.ppc.rpm</text:p>
                    <text:p text:style-name="P50">libibcm-devel-*.el5.ppc.rpm </text:p>
                    <text:p text:style-name="P50">libibcm-static-*.el5.ppc.rpm </text:p>
                    <text:p text:style-name="P50">libibcommon-*.el5.ppc.rpm </text:p>
                    <text:p text:style-name="P50">libibcommon-devel-*.el5.ppc.rpm</text:p>
                    <text:p text:style-name="P51">libibcommon-static-*.el5.ppc.rpm </text:p>
                    <text:p text:style-name="P50">libibmad-*.el5.ppc.rpm </text:p>
                    <text:p text:style-name="P50">libibmad-devel-*.el5.ppc.rpm </text:p>
                    <text:p text:style-name="P51">libibmad-static-*.el5.ppc.rpm </text:p>
                    <text:p text:style-name="P50">libibumad-*.el5.ppc.rpm </text:p>
                    <text:p text:style-name="P50">libibumad-devel-*.el5.ppc.rpm </text:p>
                    <text:p text:style-name="P51">libibumad-static-*.el5.ppc.rpm </text:p>
                    <text:p text:style-name="P50">libibverbs-*.el5.ppc.rpm </text:p>
                    <text:p text:style-name="P50">libibverbs-devel-*.el5.ppc.rpm </text:p>
                    <text:p text:style-name="P50">libibverbs-static-*.el5.ppc.rpm </text:p>
                    <text:p text:style-name="Text_20_Body_20_Single"><text:span text:style-name="T49">libibverbs-utils-*.el5.ppc.rpm</text:span> </text:p>
                  </table:table-cell>
                </table:table-row>
                <table:table-row>
                  <table:table-cell table:style-name="_8868__683c_1.A2" office:value-type="string">
                    <text:p text:style-name="Table_20_Contents"><text:span text:style-name="T48">64bit</text:span></text:p>
                  </table:table-cell>
                  <table:table-cell table:style-name="_8868__683c_1.B2" office:value-type="string">
                    <text:p text:style-name="P50">libibcm-*.el5.ppc64.rpm</text:p>
                    <text:p text:style-name="P50">libibcm-devel-*.el5.ppc64.rpm </text:p>
                    <text:p text:style-name="P50">libibcm-static-*.el5.ppc64.rpm </text:p>
                    <text:p text:style-name="P50">libibcommon-*.el5.ppc64.rpm </text:p>
                    <text:p text:style-name="P50">libibcommon-devel-*.el5.ppc64.rpm </text:p>
                    <text:p text:style-name="P50">libibcommon-static-*.el5.ppc64.rpm</text:p>
                    <text:p text:style-name="P50">libibmad-*.el5.ppc64.rpm </text:p>
                    <text:p text:style-name="P50">libibmad-devel-*.el5.ppc64.rpm </text:p>
                    <text:p text:style-name="P51">libibmad-static-*.el5.ppc64.rpm </text:p>
                    <text:p text:style-name="P50">libibumad-*.el5.ppc64.rpm </text:p>
                    <text:p text:style-name="P50">libibumad-devel-*.el5.ppc64.rpm </text:p>
                    <text:p text:style-name="P51">libibumad-static-*.el5.ppc64.rpm </text:p>
                    <text:p text:style-name="P50">libibverbs-*.el5.ppc64.rpm </text:p>
                    <text:p text:style-name="P50">libibverbs-devel-*.el5.ppc64.rpm </text:p>
                    <text:p text:style-name="P52">libibverbs-static-*.el5.ppc64.rpm </text:p>
                    <text:p text:style-name="Text_20_Body_20_Single"><text:span text:style-name="T53">libibverbs-utils(it is used to ship ibv_* commands and depends on 32bit IB libraries) 64bit rpm is not available in RedHatEL5.3. <text:s/>Please install 32bit IB libraries also if user needs both ibv_* commands and the 64bit libraries.</text:span></text:p>
                  </table:table-cell>
                </table:table-row>
              </table:table>
            </table:table-cell>
          </table:table-row>
          <table:table-row>
            <table:table-cell table:style-name="_8868__683c_1.A2" office:value-type="string">
              <text:p text:style-name="P54">libehca</text:p>
              <text:p text:style-name="Table_20_Contents"><text:span text:style-name="T48">(for Galaxy1/Galaxy2 support)</text:span></text:p>
            </table:table-cell>
            <table:table-cell>
              <table:table table:is-sub-table="true">
                <table:table-column table:style-name="_8868__683c_1.B3.1"/>
                <table:table-column table:style-name="_8868__683c_1.B3.2"/>
                <table:table-row>
                  <table:table-cell table:style-name="_8868__683c_1.A2" office:value-type="string">
                    <text:p text:style-name="Table_20_Contents"><text:span text:style-name="T48">32bit</text:span></text:p>
                  </table:table-cell>
                  <table:table-cell table:style-name="_8868__683c_1.B2" office:value-type="string">
                    <text:p text:style-name="P50">libehca-*.el5.ppc.rpm</text:p>
                    <text:p text:style-name="Text_20_Body_20_Single">libehca-static-*.el5.ppc.rpm</text:p>
                  </table:table-cell>
                </table:table-row>
                <table:table-row>
                  <table:table-cell table:style-name="_8868__683c_1.A2" office:value-type="string">
                    <text:p text:style-name="Table_20_Contents"><text:span text:style-name="T48">64bit</text:span></text:p>
                  </table:table-cell>
                  <table:table-cell table:style-name="_8868__683c_1.B2" office:value-type="string">
                    <text:p text:style-name="P50">libehca-*.el5.ppc64.rpm</text:p>
                    <text:p text:style-name="Text_20_Body_20_Single"><text:span text:style-name="T49">libehca-static-*.el5.ppc64.rpm</text:span> </text:p>
                  </table:table-cell>
                </table:table-row>
              </table:table>
            </table:table-cell>
          </table:table-row>
          <table:table-row>
            <table:table-cell table:style-name="_8868__683c_1.A2" office:value-type="string">
              <text:p text:style-name="P54">libmthca</text:p>
              <text:p text:style-name="Table_20_Contents"><text:span text:style-name="T48">(for Mellanox InfiniHost support)</text:span></text:p>
            </table:table-cell>
            <table:table-cell>
              <table:table table:is-sub-table="true">
                <table:table-column table:style-name="_8868__683c_1.B3.1"/>
                <table:table-column table:style-name="_8868__683c_1.B3.2"/>
                <table:table-row>
                  <table:table-cell table:style-name="_8868__683c_1.A2" office:value-type="string">
                    <text:p text:style-name="Table_20_Contents"><text:span text:style-name="T48">32bit</text:span></text:p>
                  </table:table-cell>
                  <table:table-cell table:style-name="_8868__683c_1.B2" office:value-type="string">
                    <text:p text:style-name="P50">libmthca-*.el5.ppc.rpm</text:p>
                    <text:p text:style-name="Text_20_Body_20_Single"><text:span text:style-name="T49">libmthca-static-*.el5.ppc.rpm</text:span> </text:p>
                  </table:table-cell>
                </table:table-row>
                <table:table-row>
                  <table:table-cell table:style-name="_8868__683c_1.A2" office:value-type="string">
                    <text:p text:style-name="Table_20_Contents"><text:span text:style-name="T48">64bit</text:span></text:p>
                  </table:table-cell>
                  <table:table-cell table:style-name="_8868__683c_1.B2" office:value-type="string">
                    <text:p text:style-name="P50">libmthca-*.el5.ppc64.rpm</text:p>
                    <text:p text:style-name="Text_20_Body_20_Single"><text:span text:style-name="T49">libmthca-static-*.el5.ppc64.rpm</text:span> </text:p>
                  </table:table-cell>
                </table:table-row>
              </table:table>
            </table:table-cell>
          </table:table-row>
          <table:table-row>
            <table:table-cell table:style-name="_8868__683c_1.A6" office:value-type="string">
              <text:p text:style-name="P54">libmlx4</text:p>
              <text:p text:style-name="Table_20_Contents"><text:span text:style-name="T48">(for Mellanox ConnectX support)</text:span></text:p>
            </table:table-cell>
            <table:table-cell>
              <table:table table:is-sub-table="true">
                <table:table-column table:style-name="_8868__683c_1.B3.1"/>
                <table:table-column table:style-name="_8868__683c_1.B3.2"/>
                <table:table-row>
                  <table:table-cell table:style-name="_8868__683c_1.A2" office:value-type="string">
                    <text:p text:style-name="Table_20_Contents"><text:span text:style-name="T48">32bit</text:span></text:p>
                  </table:table-cell>
                  <table:table-cell table:style-name="_8868__683c_1.B2" office:value-type="string">
                    <text:p text:style-name="P50">libmlx4-*.el5.ppc.rpm</text:p>
                    <text:p text:style-name="Text_20_Body_20_Single"><text:span text:style-name="T53">libmlx4-static-*.el5.ppc.rpm</text:span> </text:p>
                  </table:table-cell>
                </table:table-row>
                <table:table-row>
                  <table:table-cell table:style-name="_8868__683c_1.A2" office:value-type="string">
                    <text:p text:style-name="Table_20_Contents"><text:span text:style-name="T48">64bit</text:span></text:p>
                  </table:table-cell>
                  <table:table-cell table:style-name="_8868__683c_1.B2" office:value-type="string">
                    <text:p text:style-name="P50">libmlx4-*.el5.ppc64.rpm</text:p>
                    <text:p text:style-name="Text_20_Body_20_Single"><text:span text:style-name="T53">libmlx4-static-*.el5.ppc64.rpm</text:span> </text:p>
                  </table:table-cell>
                </table:table-row>
              </table:table>
            </table:table-cell>
          </table:table-row>
        </table:table>
        <text:p text:style-name="P55"/>
        <text:list text:style-name="L4" text:continue-numbering="true">
          <text:list-header>
            <text:p text:style-name="P56">On SLES:</text:p>
          </text:list-header>
        </text:list>
        <table:table table:name="表格2" table:style-name="_8868__683c_2">
          <table:table-column table:style-name="_8868__683c_2.A"/>
          <table:table-column table:style-name="_8868__683c_2.B"/>
          <table:table-row>
            <table:table-cell table:style-name="_8868__683c_2.A1" office:value-type="string">
              <text:p text:style-name="P57"><text:span text:style-name="T58">Platforms</text:span></text:p>
            </table:table-cell>
            <table:table-cell table:style-name="_8868__683c_2.B1" office:value-type="string">
              <text:p text:style-name="Table_20_Contents"><text:span text:style-name="T47">Driver/Library</text:span> </text:p>
            </table:table-cell>
          </table:table-row>
          <table:table-row>
            <table:table-cell table:style-name="_8868__683c_2.A2" office:value-type="string">
              <text:p text:style-name="P57"><text:span text:style-name="T59">SLES11</text:span></text:p>
            </table:table-cell>
            <table:table-cell table:style-name="_8868__683c_2.B2" office:value-type="string">
              <text:p text:style-name="P60"><text:span text:style-name="T61">ofed-1.4.0-3.4.ppc64.rpm</text:span></text:p>
            </table:table-cell>
          </table:table-row>
          <table:table-row>
            <table:table-cell table:style-name="_8868__683c_2.A2" office:value-type="string">
              <text:p text:style-name="P57"><text:span text:style-name="T59">SLES10</text:span></text:p>
            </table:table-cell>
            <table:table-cell table:style-name="_8868__683c_2.B2" office:value-type="string">
              <text:p text:style-name="P62">libcxgb3-64bit-*.ppc.rpm</text:p>
              <text:p text:style-name="P62">libcxgb3-devel-*.ppc.rpm</text:p>
              <text:p text:style-name="P62">libcxgb3-devel-64bit-*.ppc.rpm</text:p>
              <text:p text:style-name="P62">libehca-*.ppc.rpm</text:p>
              <text:p text:style-name="P62">libehca-64bit-*.ppc.rpm</text:p>
              <text:p text:style-name="P62">libehca-devel-*.ppc.rpm</text:p>
              <text:p text:style-name="P62">libehca-devel-64bit-*.ppc.rpm</text:p>
              <text:p text:style-name="P62">libibcm-*.ppc.rpm</text:p>
              <text:p text:style-name="P62">libibcm-64bit-*.ppc.rpm</text:p>
              <text:p text:style-name="P62">libibcm-devel-*.ppc.rpm</text:p>
              <text:p text:style-name="P62">libibcm-devel-64bit-*.ppc.rpm</text:p>
              <text:p text:style-name="P62">libibcommon-*.ppc.rpm</text:p>
              <text:p text:style-name="P62">libibcommon-64bit-*.ppc.rpm</text:p>
              <text:p text:style-name="P62">libibcommon-devel-*.ppc.rpm</text:p>
              <text:p text:style-name="P62">libibcommon-devel-64bit-*.ppc.rpm</text:p>
              <text:p text:style-name="P62">libibmad-*.ppc.rpm</text:p>
              <text:p text:style-name="P62">libibmad-64bit-*.ppc.rpm</text:p>
              <text:p text:style-name="P62">libibmad-devel-*.ppc.rpm</text:p>
              <text:p text:style-name="P62">libibmad-devel-64bit-*.ppc.rpm</text:p>
              <text:p text:style-name="P62">libibumad-*.ppc.rpm</text:p>
              <text:p text:style-name="P62">libibumad-64bit-*.ppc.rpm</text:p>
              <text:p text:style-name="P62">libibumad-devel-*.ppc.rpm</text:p>
              <text:p text:style-name="P62">libibumad-devel-64bit-*.ppc.rpm</text:p>
              <text:p text:style-name="P62">libibverbs-*.ppc.rpm</text:p>
              <text:p text:style-name="P62">libibverbs-64bit-*.ppc.rpm</text:p>
              <text:p text:style-name="P62">libibverbs-devel-*.ppc.rpm</text:p>
              <text:p text:style-name="P62">libibverbs-devel-64bit-*.ppc.rpm</text:p>
              <text:p text:style-name="P62">libipathverbs-*.ppc.rpm</text:p>
              <text:p text:style-name="P62">libipathverbs-64bit-*.ppc.rpm</text:p>
              <text:p text:style-name="P62">libipathverbs-devel-*.ppc.rpm</text:p>
              <text:p text:style-name="P62">libipathverbs-devel-64bit-*.ppc.rpm</text:p>
              <text:p text:style-name="P62">libmlx4-*.ppc.rpm</text:p>
              <text:p text:style-name="P62">libmlx4-64bit-*.ppc.rpm</text:p>
              <text:p text:style-name="P62">libmlx4-devel-*.ppc.rpm</text:p>
              <text:p text:style-name="P62">libmlx4-devel-64bit-*.ppc.rpm</text:p>
              <text:p text:style-name="P62">libmthca-*.ppc.rpm</text:p>
              <text:p text:style-name="P62">libmthca-64bit-*.ppc.rpm</text:p>
              <text:p text:style-name="P62">libmthca-devel-*.ppc.rpm</text:p>
              <text:p text:style-name="P62">libmthca-devel-64bit-*.ppc.rpm</text:p>
              <text:p text:style-name="P62">librdmacm-1.0.6-*.ppc.rpm</text:p>
              <text:p text:style-name="P62">librdmacm-64bit-*.ppc.rpm</text:p>
              <text:p text:style-name="P62">librdmacm-devel-*.ppc.rpm</text:p>
              <text:p text:style-name="P62">librdmacm-devel-64bit-*.ppc.rpm</text:p>
              <text:p text:style-name="P62">libsdp-*.ppc.rpm</text:p>
              <text:p text:style-name="P62">libsdp-64bit-*.ppc.rpm</text:p>
              <text:p text:style-name="P62">libsdp-devel-*.ppc.rpm</text:p>
              <text:p text:style-name="P62">libsdp-devel-64bit-*.ppc.rpm</text:p>
              <text:p text:style-name="P62">mpi-selector-*.ppc.rpm</text:p>
              <text:p text:style-name="P62">mstflint-*.ppc.rpm</text:p>
              <text:p text:style-name="P62">mvapich2-*.ppc.rpm</text:p>
              <text:p text:style-name="P62">mvapich2-64bit-*.ppc.rpm</text:p>
              <text:p text:style-name="P62">mvapich2-devel-*.ppc.rpm</text:p>
              <text:p text:style-name="P62">mvapich2-devel-64bit-*.ppc.rpm</text:p>
              <text:p text:style-name="P62">ofed-1.3-*.ppc.rpm</text:p>
              <text:p text:style-name="P62">ofed-cxgb3-NIC-kmp-ppc64-*.ppc.rpm</text:p>
              <text:p text:style-name="P62">ofed-doc-*.ppc.rpm</text:p>
              <text:p text:style-name="P62">ofed-kmp-ppc64-*.ppc.rpm</text:p>
              <text:p text:style-name="P62">open-iscsi-*.ppc.rpm</text:p>
              <text:p text:style-name="P62">opensm-*.ppc.rpm</text:p>
              <text:p text:style-name="P62">opensm-64bit-*.ppc.rpm</text:p>
              <text:p text:style-name="P62">opensm-devel-*.ppc.rpm</text:p>
              <text:p text:style-name="P62">opensm-devel-64bit-*.ppc.rpm</text:p>
              <text:p text:style-name="P62">perftest-*.ppc.rpm</text:p>
              <text:p text:style-name="P62">qlvnictools-*.ppc.rpm</text:p>
              <text:p text:style-name="P62">rds-tools-*.ppc.rpm</text:p>
              <text:p text:style-name="P62">release-notes-as-*.ppc.rpm</text:p>
              <text:p text:style-name="P62">ruby-*.ppc.rpm</text:p>
              <text:p text:style-name="P62">sdpnetstat-*.ppc.rpm</text:p>
              <text:p text:style-name="P62">srptools-*.ppc.rpm</text:p>
              <text:p text:style-name="P60"><text:span text:style-name="T61">tvflash-*.ppc.rpm</text:span></text:p>
            </table:table-cell>
          </table:table-row>
        </table:table>
        <text:p text:style-name="P55"/>
        <text:h text:style-name="Heading_20_4" text:outline-level="4">Get <text:s/><text:span text:style-name="T63">IB drivers/libraries</text:span></text:h>
        <text:list text:style-name="L4" text:continue-numbering="true">
          <text:list-item>
            <text:p text:style-name="P45">For <text:s/>RHEL, the packages are included in rhel server DVD. <text:s/></text:p>
          </text:list-item>
          <text:list-item>
            <text:p text:style-name="P45">For SLES10, the packages are located in SLES10 GMC CD.</text:p>
          </text:list-item>
          <text:list-item>
            <text:p text:style-name="P45">For SLES11, the packages are located in SLES11 server DVD.</text:p>
            <text:p text:style-name="P42">Then, put IB drivers/libraries rpms under /install/post/otherpkgs/&lt;os&gt;/&lt;arch&gt; directory where &lt;os&gt; and &lt;arch&gt; can be found in the nodetype table.</text:p>
          </text:list-item>
        </text:list>
        <text:h text:style-name="Heading_20_4" text:outline-level="4">Modify the &lt;profile&gt;.otherpkgs.pkglist</text:h>
        <text:list text:style-name="L4" text:continue-numbering="true">
          <text:list-header>
            <text:p text:style-name="P42">Add rpm names (without version number) into /install/custom/install/&lt;ostype&gt;/&lt;profile&gt;.otherpkgs.pkglist</text:p>
            <text:p text:style-name="P42"><text:s/>where &lt;profile&gt; is defined in the nodetype table.</text:p>
            <text:p text:style-name="P42"><text:s/>&lt;ostype&gt; is the operating system name without the version number. </text:p>
            <text:p text:style-name="P42">The following os types are recognized by xCAT.</text:p>
          </text:list-header>
        </text:list>
        <text:list text:style-name="L6">
          <text:list-header>
            <text:p text:style-name="P64"><text:s text:c="8"/>centos</text:p>
            <text:p text:style-name="P64"><text:s text:c="8"/>fedora</text:p>
            <text:p text:style-name="P64"><text:s text:c="8"/>rh</text:p>
            <text:p text:style-name="P64"><text:s text:c="8"/>sles</text:p>
            <text:p text:style-name="P64"><text:s text:c="8"/><text:span text:style-name="T65">windows</text:span></text:p>
          </text:list-header>
        </text:list>
        <text:p text:style-name="P55"/>
        <text:h text:style-name="Heading_20_3" text:outline-level="3">Update the xCAT postscripts table</text:h>
        <text:list text:style-name="L5" text:continue-numbering="true">
          <text:list-header>
            <text:p text:style-name="P36">nodech xcat01 postscripts.postscripts,=otherpkgs,configiba</text:p>
            <text:p text:style-name="P27"/>
            <text:p text:style-name="P40">Note: postscript otherpkgs is used to install IB libraries/drivers.</text:p>
            <text:p text:style-name="P66"/>
          </text:list-header>
        </text:list>
        <text:h text:style-name="Heading_20_3" text:outline-level="3">update the nodes</text:h>
        <text:list text:style-name="L4" text:continue-numbering="true">
          <text:list-header>
            <text:p text:style-name="P26">Now all the preparation work for IB configuration has been done, user can use <text:s/>the updatenode command to update the nodes, or if the nodes have not been installed continue with the installation process. </text:p>
            <text:p text:style-name="P29">updatenode xcat03 otherpkgs,configiba</text:p>
            <text:p text:style-name="P29"/>
          </text:list-header>
        </text:list>
        <text:p text:style-name="P67">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68">The <text:s/>short hostname of the compute node is xcat01-en, and the IB interface name is xcat01-ib0, xcat01-ib1, etc. The user should modify the <text:span text:style-name="T69">/install/postscript/</text:span>configiba as follows:</text:p>
        <text:list text:style-name="L5" text:continue-numbering="true">
          <text:list-header>
            <text:p text:style-name="P27">my $hostname = "$ENV{NODE}-$nic";</text:p>
          </text:list-header>
        </text:list>
        <text:p text:style-name="P68">to </text:p>
        <text:list text:style-name="L5" text:continue-numbering="true">
          <text:list-header>
            <text:p text:style-name="P27">my $fullname = `echo $ENV{NODE} | cut -c 1-11`;</text:p>
            <text:p text:style-name="P27">chomp($fullname);</text:p>
            <text:p text:style-name="P27">my $hostname = "$fullname-$nic";</text:p>
          </text:list-header>
        </text:list>
        <text:p text:style-name="P67"/>
        <text:p text:style-name="P67">It is assumed every node has two IB adapters, if only one adapter is available on each node, modify the <text:s/>/install/postscript/configiba as following:</text:p>
        <text:list text:style-name="L5" text:continue-numbering="true">
          <text:list-header>
            <text:p text:style-name="P27">my @nums = (0..3);</text:p>
          </text:list-header>
        </text:list>
        <text:p text:style-name="P67">to</text:p>
        <text:list text:style-name="L5" text:continue-numbering="true">
          <text:list-header>
            <text:p text:style-name="P70">my @nums = (0..1);</text:p>
          </text:list-header>
        </text:list>
        <text:p text:style-name="P71"/>
        <text:h text:style-name="Heading_20_3" text:outline-level="3">Check the result of IB configuration</text:h>
        <text:p text:style-name="Default_20_Text"/>
        <text:p text:style-name="Default_20_Text"/>
        <text:p text:style-name="Default_20_Text"/>
        <text:p text:style-name="P71"/>
        <text:list text:style-name="L3">
          <text:list-item>
            <text:list>
              <text:list-item>
                <text:h text:style-name="P72" text:outline-level="2">xdsh support for IB switch</text:h>
                <text:list>
                  <text:list-item>
                    <text:h text:style-name="P73" text:outline-level="3">Create IB switch <text:s/>configuration file</text:h>
                  </text:list-item>
                </text:list>
              </text:list-item>
            </text:list>
          </text:list-item>
        </text:list>
        <text:p text:style-name="P74">A new switch configuration file on management node is introduced to allow the xdsh command to setup ssh, that is transfer the ssh keys to the IB device. The device configuration file is located in /var/opt/xcat/&lt;DevicePath&gt;/config.</text:p>
        <text:p text:style-name="P74"/>
        <text:p text:style-name="P74">The &lt;DevicePath&gt; is parsed by xdsh from the attribute value of the <text:s/>“--devicetype” flag <text:s/>or the environment variable “DEVICETYPE” which is input to the xdsh call. <text:s/></text:p>
        <text:p text:style-name="P74"/>
        <text:p text:style-name="P74">For example:</text:p>
        <text:p text:style-name="P74">If the devicetype for Qlogic switch is "IBSwitch::Qlogic" then <text:s/>the device configuration file must be <text:s/>be found in the following directory:</text:p>
        <text:p text:style-name="P75">/var/opt/xcat/IBSwitch/Qlogic/config</text:p>
        <text:p text:style-name="P74"/>
        <text:p text:style-name="P74">The following <text:s/>is an example of a device configuration file:</text:p>
        <text:list text:style-name="L5" text:continue-numbering="true">
          <text:list-header>
            <text:p text:style-name="P76"># Qlogic switch device configuration</text:p>
            <text:p text:style-name="P76">[main]</text:p>
            <text:p text:style-name="P76">ssh-setup-command=sshKey add</text:p>
            <text:p text:style-name="P76">[xdsh]</text:p>
            <text:p text:style-name="P76">pre-command=NULL</text:p>
            <text:p text:style-name="P76">post-command=showLastRetcode -brief </text:p>
          </text:list-header>
        </text:list>
        <text:p text:style-name="P74"/>
        <text:p text:style-name="P74">Below is the explanation of the file attributes:</text:p>
        <text:p text:style-name="P74">ssh-setup-comand</text:p>
        <text:p text:style-name="P74">Specify the ssh key appending command supported by device specified. If this entry is not provided, xCAT uses default ways for HMC and IVM-managed devices to write ssh keys of Management Nodes.</text:p>
        <text:p text:style-name="P74"/>
        <text:p text:style-name="P74">pre-command</text:p>
        <text:p text:style-name="P74">Specify the pre-execution commands before remote command. For example,</text:p>
        <text:p text:style-name="P74">users might want to export some environment variables before executing real commands. </text:p>
        <text:p text:style-name="P74">If the value of this entry is assigned “NULL”, it means no pre-execution commands are needed. <text:line-break/>For example, the Qlogic Switch does not <text:s/>support environment variable, the ‘pre-command’ is assigned with “NULL” to disable environment variables usage.</text:p>
        <text:p text:style-name="P74">If no entry is provided, the default behavior is to export the <text:s/>environment variables that are normally exported by xdsh when running remote commands. </text:p>
        <text:p text:style-name="P74"/>
        <text:p text:style-name="P74">post-command</text:p>
        <text:p text:style-name="P74">Specify the built-in command provided by device specified to show the last command execution result. For example, <text:s/>the Qlogic Switch provides “showLastRetcode -brief” to display a numeric return code of last command execution. </text:p>
        <text:p text:style-name="P74">If the value of this entry is assigned “NULL”, it means no post-command is used. </text:p>
        <text:p text:style-name="P74">If no entry is provided, the default behavior to run “echo $?” <text:s/>used to dump return code of last command execution.</text:p>
        <text:list text:style-name="L3">
          <text:list-item>
            <text:list>
              <text:list-item>
                <text:list>
                  <text:list-item>
                    <text:h text:style-name="P73" text:outline-level="3"><text:span text:style-name="T77">Update /</text:span>etc/hosts</text:h>
                  </text:list-item>
                </text:list>
              </text:list-item>
            </text:list>
          </text:list-item>
        </text:list>
        <text:p text:style-name="P78">In the /etc/hosts,</text:p>
        <text:p text:style-name="P78"/>
        <text:p text:style-name="P79">9.114.47.172 <text:s text:c="3"/>ibswitch</text:p>
        <text:list text:style-name="L3" text:continue-numbering="true">
          <text:list-item>
            <text:list text:continue-numbering="true">
              <text:list-item>
                <text:list text:continue-numbering="true">
                  <text:list-item>
                    <text:h text:style-name="P80" text:outline-level="3">Use rsh [Only for AIX]</text:h>
                  </text:list-item>
                </text:list>
              </text:list-item>
            </text:list>
          </text:list-item>
        </text:list>
        <text:list text:style-name="L7">
          <text:list-header>
            <text:p text:style-name="P81">The default remote shell on the AIX management node <text:s/>is rsh. Changing the site useSSHonAIX attribute=yes <text:s/>will change the default to ssh for xdsh. </text:p>
            <text:p text:style-name="P82">chtab key=useSSHonAIX site.key=yes</text:p>
          </text:list-header>
        </text:list>
        <text:list text:style-name="L3">
          <text:list-item>
            <text:list>
              <text:list-item>
                <text:list>
                  <text:list-item>
                    <text:h text:style-name="P73" text:outline-level="3">Define IB switch as a node</text:h>
                  </text:list-item>
                </text:list>
              </text:list-item>
            </text:list>
          </text:list-item>
        </text:list>
        <text:list text:style-name="L7" text:continue-numbering="true">
          <text:list-header>
            <text:p text:style-name="P81">Define IB switch as a node, this is required by xdsh which only support the input as a node.</text:p>
            <text:p text:style-name="P83">mkdef –t node –o xcat01 groups=all nodetype=switch</text:p>
          </text:list-header>
        </text:list>
        <text:list text:style-name="L3">
          <text:list-item>
            <text:list>
              <text:list-item>
                <text:list>
                  <text:list-item>
                    <text:h text:style-name="P73" text:outline-level="3">Setup ssh connection</text:h>
                  </text:list-item>
                </text:list>
              </text:list-item>
            </text:list>
          </text:list-item>
        </text:list>
        <text:list text:style-name="L7" text:continue-numbering="true">
          <text:list-header>
            <text:p text:style-name="P84">You can use xdsh to configure ssh login to the IB device <text:s/>by running the following. Note you must use the correct userid for your device. <text:s text:c="2"/>After this configuration is complete, you will be able to login to the device without a password. </text:p>
            <text:p text:style-name="P85"/>
            <text:p text:style-name="P86">xdsh <text:span text:style-name="T35">ibswitch</text:span> -K -l admin --devicetype IBSwitch::Qlogic</text:p>
            <text:p text:style-name="P86"/>
            <text:p text:style-name="P86">Enter the password for the userid on the node where the ssh keys will be updated.</text:p>
            <text:p text:style-name="P86"/>
            <text:p text:style-name="P86">/usr/bin/ssh setup is complete.</text:p>
            <text:p text:style-name="P87">return code = 0</text:p>
          </text:list-header>
        </text:list>
        <text:list text:style-name="L3">
          <text:list-item>
            <text:list>
              <text:list-item>
                <text:list>
                  <text:list-item>
                    <text:h text:style-name="P73" text:outline-level="3">Run the test commands</text:h>
                  </text:list-item>
                </text:list>
              </text:list-item>
            </text:list>
          </text:list-item>
        </text:list>
        <text:list text:style-name="L7" text:continue-numbering="true">
          <text:list-header>
            <text:p text:style-name="P84">After setup of the ssh keys for the <text:s/>login, the admin can <text:s/>run the commands on IB switches from the management node using xdsh. </text:p>
            <text:p text:style-name="P88"><text:span text:style-name="T89">Below is an example of using </text:span><text:span text:style-name="T90">x</text:span><text:span text:style-name="T89">dsh to list the valid commands on the device. </text:span></text:p>
            <text:p text:style-name="P86"><text:span text:style-name="T89">/opt/xcat/bin/xdsh </text:span><text:span text:style-name="T91">ibswitch</text:span><text:span text:style-name="T89"> </text:span><text:span text:style-name="T90">-l admin </text:span><text:span text:style-name="T89">--devicetype IBSwitch::Qlogic </text:span><text:span text:style-name="T90">list</text:span></text:p>
          </text:list-header>
        </text:list>
        <text:p text:style-name="P92"/>
        <text:p text:style-name="P92">Or:</text:p>
        <text:p text:style-name="P92"/>
        <text:list text:style-name="L7" text:continue-numbering="true">
          <text:list-header>
            <text:p text:style-name="P86"><text:span text:style-name="T93">export DEVICETYPE=IBSwitch::Qlogic &amp;&amp; /opt/xcat/bin/xdsh </text:span><text:span text:style-name="T94">ibswitch</text:span><text:span text:style-name="T93"> </text:span><text:span text:style-name="T95">-l admin </text:span><text:span text:style-name="T93">list</text:span></text:p>
          </text:list-header>
        </text:list>
        <text:p text:style-name="P96"/>
        <text:p text:style-name="P96"/>
        <text:list text:style-name="L3">
          <text:list-item>
            <text:h text:style-name="P97" text:outline-level="1">Sample Scripts</text:h>
            <text:list>
              <text:list-item>
                <text:h text:style-name="P98" text:outline-level="2">Annotatelog</text:h>
                <text:list>
                  <text:list-item>
                    <text:h text:style-name="P73" text:outline-level="3">Description</text:h>
                  </text:list-item>
                </text:list>
              </text:list-item>
            </text:list>
          </text:list-item>
        </text:list>
        <text:p text:style-name="P99">annotatelog is a sample script to parse the QLogic log entries in file /var/log/xCAT/errorlog/[xCAT <text:span text:style-name="T100">management nodes</text:span>] on the xCAT Management <text:span text:style-name="T69">Node</text:span> by subnet manager, IB node, chassis, FRU(Field-Replaceable Unit) or a particular node. This script is supported on <text:s/>AIX and Linux <text:span text:style-name="T100">management nodes</text:span>. <text:s/></text:p>
        <text:list text:style-name="L3" text:continue-numbering="true">
          <text:list-item>
            <text:list text:continue-numbering="true">
              <text:list-item>
                <text:list text:continue-numbering="true">
                  <text:list-item>
                    <text:h text:style-name="P73" text:outline-level="3">Supported log file</text:h>
                  </text:list-item>
                </text:list>
              </text:list-item>
            </text:list>
          </text:list-item>
        </text:list>
        <text:p text:style-name="Default_20_Text">From xCAT’s point of view, the log to analyze must be xCAT consolidated log, which means this log file must come from xCAT syslog/errorlog monitoring mechanism, such as /var/log/xCAT/errorlog/[xCAT M<text:span text:style-name="T100">anagement Nodes</text:span>] file.</text:p>
        <text:p text:style-name="Default_20_Text"><text:s/>Since the log format is varies, xCAT does not support other log files.</text:p>
        <text:list text:style-name="L3" text:continue-numbering="true">
          <text:list-item>
            <text:list text:continue-numbering="true">
              <text:list-item>
                <text:list text:continue-numbering="true">
                  <text:list-item>
                    <text:h text:style-name="P73" text:outline-level="3">Syntax</text:h>
                  </text:list-item>
                </text:list>
              </text:list-item>
            </text:list>
          </text:list-item>
        </text:list>
        <text:p text:style-name="P101">The syntax of the annotatelog command will be:</text:p>
        <text:p text:style-name="P102">annotatelog -f log_file [-s start_time] [-e end_time]</text:p>
        <text:p text:style-name="P103"><text:s text:c="3"/><text:span text:style-name="T69"><text:s text:c="19"/></text:span><text:span text:style-name="T104">{ [-i -g guid_file -l link_file] [-S] [-c] [-u]| [-A -g guid_file -l link_file]}</text:span></text:p>
        <text:p text:style-name="P105"><text:span text:style-name="T106"><text:s text:c="2"/></text:span><text:span text:style-name="T107"><text:s text:c="20"/></text:span><text:span text:style-name="T106">{[-n node_list -g guid_file] [-E]}</text:span></text:p>
        <text:p text:style-name="P108"><text:s text:c="3"/>[-h]</text:p>
        <text:p text:style-name="P103"/>
        <text:p text:style-name="P109"><text:s text:c="8"/>-f log_file</text:p>
        <text:p text:style-name="P110">Specifies a log file fullpath name to analyze; must be xCAT consolidated log got from Qlogic HSM or ESM.</text:p>
        <text:p text:style-name="P109"><text:s text:c="8"/>-s start_time</text:p>
        <text:p text:style-name="P110">Specifies the start time for analysis, where the <text:span text:style-name="T111">start_time</text:span> variable has the format ddmmyyhh:mm:ss (day, month, year, hour, minute, and second), if it is not specified, annotatelog will parse the log file from the beginning.</text:p>
        <text:p text:style-name="P112"><text:s text:c="8"/>-e end_time</text:p>
        <text:p text:style-name="P110">Specifies the end time for analysis, where the <text:span text:style-name="T111">end_time</text:span> variable has the format ddmmyyhh:mm:ss (day, month, year, hour, minute, and second), if it is not specified, annotatelog will parse the log file to the end.</text:p>
        <text:p text:style-name="P109"><text:s text:c="8"/>-l link_file</text:p>
        <text:p text:style-name="P110">Specifies a link file fullpath name, which concatenates all '/var/opt/iba/analysis/baseline/fabric*links' files from all fabric management <text:span text:style-name="T69">nodes</text:span>.</text:p>
        <text:p text:style-name="P109"><text:s text:c="8"/>-g guid_file</text:p>
        <text:p text:style-name="P110">Specifies a guid file fullpath name, which has a list of GUIDs as obtained from the "getGuids" script.</text:p>
        <text:p text:style-name="P109"><text:s text:c="8"/>-E </text:p>
        <text:p text:style-name="P110">Annotate with node ERRLOG_ON and ERRLOG_OFF information. This can help determine if a disappearance was caused by a node disappearing. It is for AIX nodes only and should be used with -n or -i flag</text:p>
        <text:p text:style-name="P112"><text:s text:c="8"/>-S</text:p>
        <text:p text:style-name="P110">Sort the log entries by subnet manager only.</text:p>
        <text:p text:style-name="P109"><text:s text:c="8"/>-i</text:p>
        <text:p text:style-name="P110">Sort the log entries by IB node only.</text:p>
        <text:p text:style-name="P109"><text:s text:c="8"/>-c </text:p>
        <text:p text:style-name="P110">Sort the log entries by chassis only.</text:p>
        <text:p text:style-name="P109"><text:s text:c="8"/>-u </text:p>
        <text:p text:style-name="P110">Sort the log entries by FRU only.</text:p>
        <text:p text:style-name="P109"><text:s text:c="8"/>-A </text:p>
        <text:p text:style-name="P110">Output the combination of -i, -S, -c and -u. It should be used with -g and -l flags.</text:p>
        <text:p text:style-name="P109"><text:s text:c="8"/>-n node_list</text:p>
        <text:p text:style-name="P110">Specifies a comma-separated list of xCAT Managed Node host names, IP addresses to look up in log entries, it should be used with -g flag.</text:p>
        <text:p text:style-name="P109"><text:s text:c="8"/>-h</text:p>
        <text:p text:style-name="P113">Display usage information.</text:p>
        <text:list text:style-name="L3" text:continue-numbering="true">
          <text:list-item>
            <text:list text:continue-numbering="true">
              <text:list-item>
                <text:list text:continue-numbering="true">
                  <text:list-item>
                    <text:h text:style-name="P114" text:outline-level="3">Examples</text:h>
                  </text:list-item>
                </text:list>
              </text:list-item>
            </text:list>
          </text:list-item>
        </text:list>
        <text:p text:style-name="P115"/>
        <text:p text:style-name="P115"/>
        <text:p text:style-name="P115"/>
        <text:p text:style-name="P116"/>
        <text:list text:style-name="L3" text:continue-numbering="true">
          <text:list-item>
            <text:list text:continue-numbering="true">
              <text:list-item>
                <text:h text:style-name="P117" text:outline-level="2">getGuids </text:h>
                <text:list>
                  <text:list-item>
                    <text:h text:style-name="P114" text:outline-level="3">Description</text:h>
                  </text:list-item>
                </text:list>
              </text:list-item>
            </text:list>
          </text:list-item>
        </text:list>
        <text:p text:style-name="P118"><text:span text:style-name="T119">getGuids is a sample script to get GUIDs for Infiniband Galaxy HCAs (Host Channel Adapter) and their ports from xCAT Management Nodes. It needs to be run on the <text:s/>xCAT Management </text:span><text:span text:style-name="T120">Node. It </text:span><text:span text:style-name="T119">will use a </text:span><text:span text:style-name="T120">x</text:span><text:span text:style-name="T119">dsh call to all the xCAT Managed Nodes <text:s/>to get the information about the IB devices. It uses the <text:s/>ibstat command on AIX system or ibv_devinfo command on Linux system to get the information about the IB devices. </text:span></text:p>
        <text:list text:style-name="L3" text:continue-numbering="true">
          <text:list-item>
            <text:list text:continue-numbering="true">
              <text:list-item>
                <text:list text:continue-numbering="true">
                  <text:list-item>
                    <text:h text:style-name="P114" text:outline-level="3">Syntax</text:h>
                  </text:list-item>
                </text:list>
              </text:list-item>
            </text:list>
          </text:list-item>
        </text:list>
        <text:p text:style-name="P121">The syntax of the getGuids command will be:</text:p>
        <text:p text:style-name="P122">getGuids [-h] [-f output_file]</text:p>
        <text:p text:style-name="P123"><text:s text:c="8"/>-f output_file</text:p>
        <text:p text:style-name="P124"><text:s text:c="12"/>Specifies a file full path name that is used to save the GUIDs output.</text:p>
        <text:p text:style-name="P123"><text:s text:c="8"/>-h </text:p>
        <text:p text:style-name="P125"><text:s text:c="12"/>Display usage information.</text:p>
        <text:list text:style-name="L3" text:continue-numbering="true">
          <text:list-item>
            <text:list text:continue-numbering="true">
              <text:list-item>
                <text:list text:continue-numbering="true">
                  <text:list-item>
                    <text:h text:style-name="P114" text:outline-level="3"><text:s/>Examples</text:h>
                  </text:list-item>
                </text:list>
              </text:list-item>
            </text:list>
          </text:list-item>
        </text:list>
        <text:p text:style-name="P125"/>
        <text:p text:style-name="P125"/>
        <text:p text:style-name="P125"/>
        <text:p text:style-name="P125"/>
        <text:p text:style-name="P125"/>
        <text:p text:style-name="P126"/>
        <text:p text:style-name="P124"/>
        <text:p text:style-name="P1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font-face-decls>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svg:font-family="Courier, 'Courier New'" style:font-family-generic="modern"/>
    <style:font-face style:name="Courier New" svg:font-family="'Courier New'" style:font-family-generic="modern" style:font-pitch="fixed"/>
    <style:font-face style:name="SimSun" svg:font-family="SimSun" style:font-pitch="variable"/>
    <style:font-face style:name="Tahoma2" svg:font-family="Tahoma" style:font-pitch="variable"/>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none" style:country-complex="none" fo:hyphenate="false" fo:hyphenation-remain-char-count="2" fo:hyphenation-push-char-count="2"/>
    </style:default-style>
    <style:style style:name="Default_20_Text" style:display-name="Default Text" style:family="paragraph" style:class="text" style:master-page-name="">
      <style:paragraph-properties fo:text-align="start" style:justify-single-word="false" fo:orphans="2" fo:widows="2" fo:hyphenation-remain-char-count="0" fo:hyphenation-push-char-count="0" fo:hyphenation-ladder-count="no-limit" style:page-number="0"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Title" style:family="paragraph" style:parent-style-name="Default_20_Text" style:next-style-name="Default_20_Text">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Heading_20_1" style:display-name="Heading 1" style:family="paragraph" style:next-style-name="Default_20_Text">
      <style:paragraph-properties fo:margin-left="0cm" fo:margin-right="0cm" fo:margin-top="0.423cm" fo:margin-bottom="0.106cm" fo:orphans="2" fo:widows="2" fo:hyphenation-remain-char-count="0" fo:hyphenation-push-char-count="0"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0"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Title" style:family="paragraph" style:parent-style-name="Default_20_Text" style:next-style-name="Default_20_Text">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Default_20_Text" style:display-name="Default Text" style:family="paragraph" style:class="text" style:master-page-name="">
      <style:paragraph-properties fo:text-align="start" style:justify-single-word="false" fo:orphans="2" fo:widows="2" fo:hyphenation-remain-char-count="0" fo:hyphenation-push-char-count="0" fo:hyphenation-ladder-count="no-limit" style:page-number="0"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_20_1" style:display-name="Heading 1" style:family="paragraph" style:next-style-name="Default_20_Text">
      <style:paragraph-properties fo:margin-left="0cm" fo:margin-right="0cm" fo:margin-top="0.423cm" fo:margin-bottom="0.106cm" fo:orphans="2" fo:widows="2" fo:hyphenation-remain-char-count="0" fo:hyphenation-push-char-count="0"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Text_20_Body_20_Single" style:display-name="Text Body Single" style:family="paragraph" style:parent-style-name="Default_20_Text" style:class="text">
      <style:paragraph-properties fo:margin-top="0cm" fo:margin-bottom="0.212cm"/>
    </style:style>
    <style:style style:name="Title" style:family="paragraph" style:parent-style-name="Default_20_Text" style:next-style-name="Default_20_Text">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_6807__9898_2" style:display-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_6807__9898_1" style:display-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_6279__6ce8__6846__6587__672c_" style:display-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_6587__6863__7ed3__6784__56fe_1" style:display-name="文档结构图1" style:family="paragraph" style:parent-style-name="Default_20_Text">
      <style:text-properties style:font-name="Tahoma" fo:font-size="8pt" style:font-size-asian="8pt" style:font-name-complex="Tahoma" style:font-size-complex="8pt"/>
    </style:style>
    <style:style style:name="_6279__6ce8__6587__5b57_1" style:display-name="批注文字1" style:family="paragraph" style:parent-style-name="Default_20_Text"/>
    <style:style style:name="_6279__6ce8__4e3b__9898_" style:display-name="批注主题" style:family="paragraph" style:parent-style-name="_6279__6ce8__6587__5b57_1" style:next-style-name="_6279__6ce8__6587__5b57_1">
      <style:text-properties fo:font-weight="bold" style:font-weight-asian="bold" style:font-weight-complex="bold"/>
    </style:style>
    <style:style style:name="_6587__6863__7ed3__6784__56fe_2" style:display-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_6587__6863__7ed3__6784__56fe_" style:display-name="文档结构图" style:family="paragraph" style:parent-style-name="Default_20_Text">
      <style:paragraph-properties fo:background-color="#000080">
        <style:background-image/>
      </style:paragraph-properties>
    </style:style>
    <style:style style:name="HTML_20__9884__8bbe__683c__5f0f_" style:display-name="HTML 预设格式" style:family="paragraph" style:parent-style-name="Default_20_Text">
      <style:paragraph-properties fo:margin-left="0.847cm" fo:margin-right="0cm" fo:margin-top="0.318cm" fo:margin-bottom="0.318cm" fo:hyphenation-remain-char-count="0" fo:hyphenation-push-char-count="0"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_9ed8__8ba4__6bb5__843d__5b57__4f53_1">
      <style:text-properties fo:color="#0000ff" style:text-underline-style="solid" style:text-underline-type="single" style:text-underline-width="auto" style:text-underline-color="font-color"/>
    </style:style>
    <style:style style:name="Visited_20_Internet_20_Link" style:display-name="Visited Internet Link" style:family="text">
      <style:text-properties fo:color="#800000" fo:language="none" fo:country="none" style:text-underline-style="solid" style:text-underline-type="single" style:text-underline-width="auto" style:text-underline-color="font-color" style:language-asian="none" style:country-asian="none" style:language-complex="none" style:country-complex="none"/>
    </style:style>
    <style:style style:name="Strong_20_Emphasis" style:display-name="Strong Emphasis" style:family="text" style:parent-style-name="_9ed8__8ba4__6bb5__843d__5b57__4f53_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_9ed8__8ba4__6bb5__843d__5b57__4f53_" style:display-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_9ed8__8ba4__6bb5__843d__5b57__4f53_2" style:display-name="默认段落字体2" style:family="text"/>
    <style:style style:name="_9ed8__8ba4__6bb5__843d__5b57__4f53_1" style:display-name="默认段落字体1" style:family="text"/>
    <style:style style:name="_6807__9898__20_5_20_Char" style:display-name="标题 5 Char" style:family="text" style:parent-style-name="_9ed8__8ba4__6bb5__843d__5b57__4f53_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_9ed8__8ba4__6bb5__843d__5b57__4f53_1">
      <style:text-properties fo:font-weight="bold" style:font-weight-asian="bold" style:font-weight-complex="bold"/>
    </style:style>
    <style:style style:name="_20_Char6" style:display-name=" Char6" style:family="text" style:parent-style-name="_9ed8__8ba4__6bb5__843d__5b57__4f53_1">
      <style:text-properties fo:font-size="12pt" style:font-size-asian="12pt" style:font-size-complex="12pt"/>
    </style:style>
    <style:style style:name="_20_Char5" style:display-name=" Char5" style:family="text" style:parent-style-name="_9ed8__8ba4__6bb5__843d__5b57__4f53_1">
      <style:text-properties fo:font-size="12pt" fo:font-style="italic" style:font-size-asian="12pt" style:font-style-asian="italic" style:font-size-complex="12pt" style:font-style-complex="italic"/>
    </style:style>
    <style:style style:name="_20_Char4" style:display-name=" Char4" style:family="text" style:parent-style-name="_9ed8__8ba4__6bb5__843d__5b57__4f53_1">
      <style:text-properties style:font-name="Cambria" style:font-name-asian="宋体1"/>
    </style:style>
    <style:style style:name="_20_Char3" style:display-name=" Char3" style:family="text" style:parent-style-name="_9ed8__8ba4__6bb5__843d__5b57__4f53_1">
      <style:text-properties style:font-name="Tahoma" fo:font-size="8pt" style:font-size-asian="8pt" style:font-name-complex="Tahoma" style:font-size-complex="8pt"/>
    </style:style>
    <style:style style:name="_20_Char2" style:display-name=" Char2" style:family="text" style:parent-style-name="_9ed8__8ba4__6bb5__843d__5b57__4f53_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_9ed8__8ba4__6bb5__843d__5b57__4f53_1">
      <style:text-properties fo:font-size="12pt" fo:font-style="italic" style:font-size-asian="12pt" style:font-style-asian="italic" style:font-size-complex="12pt"/>
    </style:style>
    <style:style style:name="Intense_20_Quote_20_Char" style:display-name="Intense Quote Char" style:family="text" style:parent-style-name="_9ed8__8ba4__6bb5__843d__5b57__4f53_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_9ed8__8ba4__6bb5__843d__5b57__4f53_1">
      <style:text-properties fo:font-size="12pt" fo:font-style="italic" style:text-underline-style="solid" style:text-underline-type="single"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_9ed8__8ba4__6bb5__843d__5b57__4f53_1">
      <style:text-properties fo:font-size="12pt" style:text-underline-style="solid" style:text-underline-type="single" style:text-underline-width="auto" style:text-underline-color="font-color" style:font-size-asian="12pt" style:font-size-complex="12pt"/>
    </style:style>
    <style:style style:name="Intense_20_Reference" style:display-name="Intense Reference" style:family="text" style:parent-style-name="_9ed8__8ba4__6bb5__843d__5b57__4f53_1">
      <style:text-properties fo:font-size="12pt" style:text-underline-style="solid" style:text-underline-type="single" style:text-underline-width="auto" style:text-underline-color="font-color" fo:font-weight="bold" style:font-size-asian="12pt" style:font-weight-asian="bold"/>
    </style:style>
    <style:style style:name="Book_20_Title" style:display-name="Book Title" style:family="text" style:parent-style-name="_9ed8__8ba4__6bb5__843d__5b57__4f53_1">
      <style:text-properties style:font-name="Cambria" fo:font-size="12pt" fo:font-style="italic" fo:font-weight="bold" style:font-name-asian="宋体1" style:font-size-asian="12pt" style:font-style-asian="italic" style:font-weight-asian="bold" style:font-size-complex="12pt"/>
    </style:style>
    <style:style style:name="_6279__6ce8__5f15__7528_1" style:display-name="批注引用1" style:family="text" style:parent-style-name="_9ed8__8ba4__6bb5__843d__5b57__4f53_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1.2(Win32)</meta:generator>
    <dc:title>xCAT2 IB support</dc:title>
    <!--645(Build:8693)-->
    <dc:title>xCAT2 IB support</dc:title>
    <meta:creation-date>2008-11-03T14:39:00</meta:creation-date>
    <dc:creator>Kurt</dc:creator>
    <dc:date>2009-04-06T22:59:21</dc:date>
    <dc:language>en-US</dc:language>
    <meta:editing-cycles>238</meta:editing-cycles>
    <meta:editing-duration>P1DT9H0M24S</meta:editing-duration>
    <meta:user-defined meta:name="Info 1"/>
    <meta:user-defined meta:name="Info 2"/>
    <meta:user-defined meta:name="Info 3"/>
    <meta:user-defined meta:name="Info 4"/>
    <meta:document-statistic meta:table-count="2" meta:image-count="0" meta:object-count="0" meta:page-count="13" meta:paragraph-count="387" meta:word-count="1969" meta:character-count="14955"/>
  </office:meta>
</office:document-meta>
</file>